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ttps://www.pythonguis.com/tutorials/packaging-pyqt5-applications-linux-pyinstaller/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7T16:55:54.473969757</meta:creation-date>
    <dc:date>2025-03-07T16:56:43.302026829</dc:date>
    <meta:editing-duration>PT50S</meta:editing-duration>
    <meta:editing-cycles>1</meta:editing-cycles>
    <meta:document-statistic meta:table-count="0" meta:image-count="0" meta:object-count="0" meta:page-count="1" meta:paragraph-count="1" meta:word-count="1" meta:character-count="84" meta:non-whitespace-character-count="84"/>
    <meta:generator>LibreOffice/24.8.4.2$Linux_X86_64 LibreOffice_project/bb3cfa12c7b1bf994ecc5649a80400d06cd71002</meta:generator>
  </office:meta>
</office:document-meta>
</file>